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1c9" officeooo:paragraph-rsid="001ec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lugu movie names</text:p>
      <text:p text:style-name="P1">1)Narappa</text:p>
      <text:p text:style-name="P1">2)Vakeel Saa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4:44:37.293658039</meta:creation-date>
    <dc:date>2021-12-09T14:45:49.584002891</dc:date>
    <meta:editing-duration>PT1M13S</meta:editing-duration>
    <meta:editing-cycles>1</meta:editing-cycles>
    <meta:document-statistic meta:table-count="0" meta:image-count="0" meta:object-count="0" meta:page-count="1" meta:paragraph-count="3" meta:word-count="6" meta:character-count="40" meta:non-whitespace-character-count="37"/>
    <meta:generator>LibreOffice/6.0.7.3$Linux_X86_64 LibreOffice_project/00m0$Build-3</meta:generator>
  </office:meta>
</office:document-meta>
</file>